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6c7" officeooo:paragraph-rsid="001036c7"/>
    </style:style>
    <style:style style:name="P2" style:family="paragraph" style:parent-style-name="Standard">
      <style:text-properties style:font-name="Tahoma" style:text-underline-style="none" fo:font-weight="normal" officeooo:rsid="00069e11" officeooo:paragraph-rsid="0013268b" style:font-weight-asian="normal" style:font-weight-complex="normal"/>
    </style:style>
    <style:style style:name="P3" style:family="paragraph" style:parent-style-name="Standard">
      <style:text-properties style:font-name="Tahoma" style:text-underline-style="none" fo:font-weight="normal" officeooo:rsid="0004f39f" officeooo:paragraph-rsid="0013268b" style:font-weight-asian="normal" style:font-weight-complex="normal"/>
    </style:style>
    <style:style style:name="P4" style:family="paragraph" style:parent-style-name="Standard">
      <style:text-properties style:font-name="Tahoma" style:text-underline-style="none" fo:font-weight="normal" officeooo:rsid="00055cd9" officeooo:paragraph-rsid="0013268b" style:font-weight-asian="normal" style:font-weight-complex="normal"/>
    </style:style>
    <style:style style:name="P5" style:family="paragraph" style:parent-style-name="Standard">
      <style:text-properties style:font-name="Tahoma" style:text-underline-style="none" fo:font-weight="normal" officeooo:rsid="000581de" officeooo:paragraph-rsid="0013268b" style:font-weight-asian="normal" style:font-weight-complex="normal"/>
    </style:style>
    <style:style style:name="P6" style:family="paragraph" style:parent-style-name="Standard">
      <style:paragraph-properties fo:text-align="center" style:justify-single-word="false">
        <style:tab-stops>
          <style:tab-stop style:position="4.313cm"/>
        </style:tab-stops>
      </style:paragraph-properties>
      <style:text-properties style:font-name="Tahoma" fo:font-size="18pt" fo:font-weight="bold" officeooo:rsid="00055cd9" officeooo:paragraph-rsid="00144878"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Tahoma" fo:font-size="18pt" fo:font-weight="bold" officeooo:rsid="00055cd9" officeooo:paragraph-rsid="001694f2" style:font-size-asian="15.75pt" style:font-weight-asian="bold" style:font-size-complex="18pt" style:font-weight-complex="bold"/>
    </style:style>
    <style:style style:name="P8" style:family="paragraph" style:parent-style-name="Standard">
      <style:paragraph-properties fo:text-align="center" style:justify-single-word="false">
        <style:tab-stops>
          <style:tab-stop style:position="4.313cm"/>
        </style:tab-stops>
      </style:paragraph-properties>
      <style:text-properties style:font-name="Tahoma" fo:font-size="18pt" fo:font-weight="bold" officeooo:rsid="00144878" officeooo:paragraph-rsid="00144878" style:font-size-asian="15.75pt" style:font-weight-asian="bold" style:font-size-complex="18pt" style:font-weight-complex="bold"/>
    </style:style>
    <style:style style:name="P9" style:family="paragraph" style:parent-style-name="Standard">
      <style:text-properties style:font-name="Tahoma" officeooo:rsid="00044a07" officeooo:paragraph-rsid="0013268b"/>
    </style:style>
    <style:style style:name="P10" style:family="paragraph" style:parent-style-name="Standard">
      <style:text-properties style:font-name="Tahoma" style:text-underline-style="solid" style:text-underline-width="auto" style:text-underline-color="font-color" fo:font-weight="bold" officeooo:rsid="00055cd9" officeooo:paragraph-rsid="0013268b" style:font-weight-asian="bold" style:font-weight-complex="bold"/>
    </style:style>
    <style:style style:name="P11" style:family="paragraph" style:parent-style-name="Standard">
      <style:text-properties style:font-name="Tahoma" officeooo:rsid="0015ef19" officeooo:paragraph-rsid="0015ef19"/>
    </style:style>
    <style:style style:name="P12" style:family="paragraph" style:parent-style-name="Standard">
      <style:paragraph-properties>
        <style:tab-stops>
          <style:tab-stop style:position="4.313cm"/>
        </style:tab-stops>
      </style:paragraph-properties>
      <style:text-properties style:font-name="Tahoma" officeooo:rsid="0015ef19" officeooo:paragraph-rsid="0015ef19"/>
    </style:style>
    <style:style style:name="P13" style:family="paragraph" style:parent-style-name="Standard">
      <style:text-properties style:font-name="Tahoma" officeooo:rsid="001694f2" officeooo:paragraph-rsid="001694f2"/>
    </style:style>
    <style:style style:name="P14" style:family="paragraph" style:parent-style-name="Standard">
      <style:paragraph-properties>
        <style:tab-stops>
          <style:tab-stop style:position="4.313cm"/>
        </style:tab-stops>
      </style:paragraph-properties>
      <style:text-properties style:font-name="Tahoma" officeooo:rsid="000e3f61" officeooo:paragraph-rsid="000ecd88"/>
    </style:style>
    <style:style style:name="P15" style:family="paragraph" style:parent-style-name="Standard">
      <style:paragraph-properties>
        <style:tab-stops>
          <style:tab-stop style:position="4.313cm"/>
        </style:tab-stops>
      </style:paragraph-properties>
      <style:text-properties style:font-name="Tahoma" officeooo:rsid="000ecd88" officeooo:paragraph-rsid="000ecd88"/>
    </style:style>
    <style:style style:name="P16" style:family="paragraph" style:parent-style-name="Standard">
      <style:paragraph-properties>
        <style:tab-stops>
          <style:tab-stop style:position="4.313cm"/>
        </style:tab-stops>
      </style:paragraph-properties>
      <style:text-properties style:font-name="Tahoma" officeooo:rsid="001036c7" officeooo:paragraph-rsid="001036c7"/>
    </style:style>
    <style:style style:name="P17" style:family="paragraph" style:parent-style-name="Standard">
      <style:paragraph-properties>
        <style:tab-stops>
          <style:tab-stop style:position="4.313cm"/>
        </style:tab-stops>
      </style:paragraph-properties>
      <style:text-properties style:font-name="Tahoma" officeooo:rsid="001036c7" officeooo:paragraph-rsid="001694f2"/>
    </style:style>
    <style:style style:name="P18" style:family="paragraph" style:parent-style-name="Standard">
      <style:paragraph-properties fo:text-align="start" style:justify-single-word="false"/>
      <style:text-properties style:font-name="Tahoma" fo:font-size="12pt" officeooo:rsid="00002497" officeooo:paragraph-rsid="001694f2" style:font-size-asian="12pt" style:font-size-complex="12pt"/>
    </style:style>
    <style:style style:name="P19" style:family="paragraph" style:parent-style-name="Standard">
      <style:paragraph-properties fo:text-align="center" style:justify-single-word="false"/>
      <style:text-properties style:font-name="Tahoma" fo:font-size="12pt" officeooo:rsid="00002497" officeooo:paragraph-rsid="001694f2" style:font-size-asian="12pt" style:font-size-complex="12pt"/>
    </style:style>
    <style:style style:name="P20" style:family="paragraph" style:parent-style-name="Standard">
      <style:paragraph-properties fo:text-align="justify" style:justify-single-word="false"/>
      <style:text-properties style:font-name="Tahoma" fo:font-size="12pt" officeooo:rsid="00002497" officeooo:paragraph-rsid="001694f2" style:font-size-asian="12pt" style:font-size-complex="12pt"/>
    </style:style>
    <style:style style:name="P21" style:family="paragraph" style:parent-style-name="Standard">
      <style:paragraph-properties fo:text-align="justify" style:justify-single-word="false"/>
      <style:text-properties style:font-name="Tahoma" fo:font-size="12pt" style:text-underline-style="solid" style:text-underline-width="auto" style:text-underline-color="font-color" officeooo:rsid="00002497" officeooo:paragraph-rsid="001694f2" style:font-size-asian="12pt" style:font-size-complex="12pt"/>
    </style:style>
    <style:style style:name="P22" style:family="paragraph" style:parent-style-name="Standard">
      <style:paragraph-properties fo:text-align="justify" style:justify-single-word="false"/>
      <style:text-properties style:font-name="Tahoma" fo:font-size="12pt" style:text-underline-style="none" officeooo:rsid="00002497" officeooo:paragraph-rsid="001694f2" style:font-size-asian="12pt" style:font-size-complex="12pt"/>
    </style:style>
    <style:style style:name="P23" style:family="paragraph" style:parent-style-name="Standard">
      <style:paragraph-properties fo:text-align="justify" style:justify-single-word="false"/>
      <style:text-properties style:font-name="Tahoma" fo:font-size="12pt" style:text-underline-style="none" officeooo:rsid="0000b103" officeooo:paragraph-rsid="001694f2" style:font-size-asian="12pt" style:font-size-complex="12pt"/>
    </style:style>
    <style:style style:name="P24" style:family="paragraph" style:parent-style-name="Standard">
      <style:paragraph-properties fo:text-align="justify" style:justify-single-word="false">
        <style:tab-stops>
          <style:tab-stop style:position="4.313cm"/>
        </style:tab-stops>
      </style:paragraph-properties>
      <style:text-properties style:font-name="Tahoma" fo:font-size="12pt" fo:font-style="normal" style:text-underline-style="none" officeooo:rsid="0000b103" officeooo:paragraph-rsid="001694f2"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style:font-name="Tahoma" fo:font-size="12pt" fo:font-style="normal" style:text-underline-style="none" officeooo:rsid="001694f2" officeooo:paragraph-rsid="001694f2" style:font-size-asian="12pt" style:font-style-asian="normal" style:font-size-complex="12pt" style:font-style-complex="normal"/>
    </style:style>
    <style:style style:name="P26" style:family="paragraph" style:parent-style-name="Standard">
      <style:paragraph-properties fo:text-align="justify" style:justify-single-word="false">
        <style:tab-stops>
          <style:tab-stop style:position="4.313cm"/>
        </style:tab-stops>
      </style:paragraph-properties>
      <style:text-properties style:font-name="Tahoma" fo:font-size="12pt" fo:font-style="normal" style:text-underline-style="none" officeooo:rsid="001694f2" officeooo:paragraph-rsid="001694f2" style:font-size-asian="12pt" style:font-style-asian="normal" style:font-size-complex="12pt" style:font-style-complex="normal"/>
    </style:style>
    <style:style style:name="P27" style:family="paragraph" style:parent-style-name="Standard">
      <style:paragraph-properties fo:text-align="center" style:justify-single-word="false">
        <style:tab-stops>
          <style:tab-stop style:position="4.313cm"/>
        </style:tab-stops>
      </style:paragraph-properties>
      <style:text-properties style:font-name="Tahoma" fo:font-size="12pt" fo:font-style="normal" style:text-underline-style="solid" style:text-underline-width="auto" style:text-underline-color="font-color" officeooo:rsid="0000b103" officeooo:paragraph-rsid="00144878" style:font-size-asian="12pt" style:font-style-asian="normal" style:font-size-complex="12pt" style:font-style-complex="normal"/>
    </style:style>
    <style:style style:name="P28" style:family="paragraph" style:parent-style-name="Standard">
      <style:text-properties officeooo:paragraph-rsid="0013268b"/>
    </style:style>
    <style:style style:name="P29" style:family="paragraph" style:parent-style-name="Standard">
      <style:paragraph-properties>
        <style:tab-stops>
          <style:tab-stop style:position="4.313cm"/>
        </style:tab-stops>
      </style:paragraph-properties>
      <style:text-properties style:font-name="Tahoma" officeooo:rsid="000ecd88" officeooo:paragraph-rsid="000ecd88"/>
    </style:style>
    <style:style style:name="P30" style:family="paragraph" style:parent-style-name="Standard">
      <style:paragraph-properties>
        <style:tab-stops>
          <style:tab-stop style:position="4.313cm"/>
        </style:tab-stops>
      </style:paragraph-properties>
      <style:text-properties style:font-name="Tahoma" officeooo:rsid="001694f2" officeooo:paragraph-rsid="001694f2"/>
    </style:style>
    <style:style style:name="P31" style:family="paragraph" style:parent-style-name="Standard">
      <style:paragraph-properties fo:text-align="center" style:justify-single-word="false"/>
      <style:text-properties style:font-name="Tahoma" fo:font-size="18pt" fo:font-weight="bold" officeooo:rsid="00055cd9" officeooo:paragraph-rsid="0013268b" style:font-size-asian="15.75pt" style:font-weight-asian="bold" style:font-size-complex="18pt" style:font-weight-complex="bold"/>
    </style:style>
    <style:style style:name="P32" style:family="paragraph" style:parent-style-name="Standard" style:list-style-name="L1">
      <style:text-properties style:font-name="Tahoma" style:text-underline-style="solid" style:text-underline-width="auto" style:text-underline-color="font-color" fo:font-weight="bold" officeooo:rsid="00044a07" officeooo:paragraph-rsid="0013268b" style:font-weight-asian="bold" style:font-weight-complex="bold"/>
    </style:style>
    <style:style style:name="P33" style:family="paragraph" style:parent-style-name="Standard" style:list-style-name="L2">
      <style:text-properties style:font-name="Tahoma" style:text-underline-style="none" fo:font-weight="normal" officeooo:rsid="00055cd9" officeooo:paragraph-rsid="0013268b" style:font-weight-asian="normal" style:font-weight-complex="normal"/>
    </style:style>
    <style:style style:name="P34" style:family="paragraph" style:parent-style-name="Standard" style:list-style-name="L3">
      <style:text-properties style:font-name="Tahoma" style:text-underline-style="none" fo:font-weight="normal" officeooo:rsid="00069e11" officeooo:paragraph-rsid="0013268b" style:font-weight-asian="normal" style:font-weight-complex="normal"/>
    </style:style>
    <style:style style:name="P35" style:family="paragraph" style:parent-style-name="Standard">
      <style:paragraph-properties fo:text-align="justify" style:justify-single-word="false">
        <style:tab-stops>
          <style:tab-stop style:position="4.313cm"/>
        </style:tab-stops>
      </style:paragraph-properties>
      <style:text-properties style:font-name="Tahoma" fo:font-size="12pt" fo:font-style="normal" style:text-underline-style="none" officeooo:rsid="001694f2" officeooo:paragraph-rsid="001694f2" style:font-size-asian="12pt" style:font-style-asian="normal" style:font-size-complex="12pt" style:font-style-complex="normal"/>
    </style:style>
    <style:style style:name="P36" style:family="paragraph" style:parent-style-name="Standard" style:list-style-name="L2">
      <style:text-properties officeooo:paragraph-rsid="0013268b"/>
    </style:style>
    <style:style style:name="T1" style:family="text">
      <style:text-properties officeooo:rsid="000ecd88"/>
    </style:style>
    <style:style style:name="T2" style:family="text">
      <style:text-properties officeooo:rsid="000f371e"/>
    </style:style>
    <style:style style:name="T3" style:family="text">
      <style:text-properties officeooo:rsid="00125ca1"/>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4f39f" style:font-weight-asian="normal" style:font-weight-complex="normal"/>
    </style:style>
    <style:style style:name="T6" style:family="text">
      <style:text-properties style:text-underline-style="none" fo:font-weight="normal" officeooo:rsid="00055cd9" style:font-weight-asian="normal" style:font-weight-complex="normal"/>
    </style:style>
    <style:style style:name="T7" style:family="text">
      <style:text-properties style:font-name="Tahoma" style:text-underline-style="none" fo:font-weight="normal" officeooo:rsid="00055cd9" style:font-weight-asian="normal" style:font-weight-complex="normal"/>
    </style:style>
    <style:style style:name="T8" style:family="text">
      <style:text-properties style:font-name="Tahoma" style:text-underline-style="none" fo:font-weight="normal" officeooo:rsid="000581de" style:font-weight-asian="normal" style:font-weight-complex="normal"/>
    </style:style>
    <style:style style:name="T9" style:family="text">
      <style:text-properties officeooo:rsid="00144878"/>
    </style:style>
    <style:style style:name="T10" style:family="text">
      <style:text-properties officeooo:rsid="001694f2"/>
    </style:style>
    <style:style style:name="T11" style:family="text">
      <style:text-properties fo:font-style="italic" style:font-style-asian="italic" style:font-style-complex="italic"/>
    </style:style>
    <style:style style:name="T12" style:family="text">
      <style:text-properties fo:font-style="italic" officeooo:rsid="0000b103"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0b103" style:font-style-asian="normal" style:font-style-complex="normal"/>
    </style:style>
    <style:style style:name="T15" style:family="text">
      <style:text-properties fo:font-style="normal" officeooo:rsid="00020582"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évin CANEVAL<text:tab/><text:tab/><text:tab/><text:tab/><text:tab/><text:tab/><text:tab/><text:tab/><text:tab/>le 18/03/2018</text:p>
      <text:p text:style-name="P18">Maxime NICOT</text:p>
      <text:p text:style-name="P18">Florian Vaissiere</text:p>
      <text:p text:style-name="P18"/>
      <text:p text:style-name="P18">Groupe 6</text:p>
      <text:p text:style-name="P19"/>
      <text:p text:style-name="P19">Rapport de projet</text:p>
      <text:p text:style-name="P19"/>
      <text:p text:style-name="P21">I-Vue</text:p>
      <text:p text:style-name="P20"/>
      <text:p text:style-name="P20"><text:tab/>Nous avons conçut les différentes vue de l'application afin de rester dans l'optique du Color Switch donc une vue en rectangle verticale afin que le mouvement de la bille et le défilement de soit pas un problème pour l'utilisateur.</text:p>
      <text:p text:style-name="P20"/>
      <text:p text:style-name="P21">II-Modèle</text:p>
      <text:p text:style-name="P20"/>
      <text:p text:style-name="P20"><text:tab/>Le modèle gère toute la base du jeu, calcul de coordonnées, score, instanciation du pseudo pour les scores ou encore la lecture en base de données ou sur un fichier texte de score ainsi que l'entré de données dans les deux structures.</text:p>
      <text:p text:style-name="P20"><text:tab/>Le modèle interagit indirectement avec la Vue via différent contrôleur.</text:p>
      <text:p text:style-name="P20"/>
      <text:p text:style-name="P21">III-Contrôleur</text:p>
      <text:p text:style-name="P21"/>
      <text:p text:style-name="P22"><text:tab/>Le contrôleur est le pont entre la Vue et le Modèle. Celui-ci permet dans le cas d'un ajout de score d'appeler la fonction <text:span text:style-name="T12">writeScore(String nom, int score), </text:span><text:span text:style-name="T14">en lui donnant les données nécessaire, afin d'ajouter le score au fichier texte.</text:span></text:p>
      <text:p text:style-name="P7"/>
      <text:p text:style-name="P7"/>
      <text:p text:style-name="P6">Color <text:span text:style-name="T9">Switch</text:span></text:p>
      <text:p text:style-name="P27"/>
      <text:p text:style-name="P25">Réalisé par florian VAISSIERE</text:p>
      <text:p text:style-name="P23"><text:span text:style-name="T13"><text:tab/>Lors de ce projet mes tâches furent diverses, j'ai organisé le projet en modèle, vue, contrôleur, créé tous les premiers fichiers nécessaires aux démarrage du projet tels que les vues </text:span><text:span text:style-name="T11">Fenetre, FenetreJeu, FenetreRegles, FenetreScore, …, </text:span><text:span text:style-name="T13">mais aussi les premières fonctionnalité du model comme la gestion des scores par base de données ou par lecture de fichiers, et pour finir les contrôleur de base gérant les vues.</text:span></text:p>
      <text:p text:style-name="P23"><text:span text:style-name="T13"><text:tab/>Une fois le projet créé j'ai géré la partie </text:span><text:span text:style-name="T11">versioning</text:span><text:span text:style-name="T13"> <text:s/>via GitHub et nous nous sommes réparti les tâches via des branches et des priorités afin que notre jeu soit fonctionnel.</text:span></text:p>
      <text:p text:style-name="P23"><text:span text:style-name="T13"><text:tab/>Nous avons néanmoins rencontré des difficultés, comme nous l'avions dit à la soutenance de mi-parcours, avec les animations </text:span><text:span text:style-name="T15">ainsi que de grosse difficulté sur la base de données et j'espère pouvoir vous montrer le jour de la soutenance le projet avec deux systèmes de gestions de scores</text:span><text:span text:style-name="T13">. A l'heure actuelle notre jeu fonctionne et nous avons pu créer de nouvelles extension comme le Stroop, GuitardHero ainsi qu'un Pong.</text:span></text:p>
      <text:p text:style-name="P24"/>
      <text:p text:style-name="P24"/>
      <text:p text:style-name="P24"/>
      <text:p text:style-name="P24"/>
      <text:p text:style-name="P26"><text:soft-page-break/>Réalisé par maxime NICOT</text:p>
      <text:p text:style-name="P26">la partie concernant la création des formes, les collisions, le déplacement a la souris et au clavier, les musiques.</text:p>
      <text:p text:style-name="P26"/>
      <text:p text:style-name="P14">La principale difficulté a été <text:span text:style-name="T1">de réaliser les collisions du jeu, la 1ére version a comparer les coordonnées de la bille du joueur aux coordonnées des images des figures qui descendait. </text:span></text:p>
      <text:p text:style-name="P15">Cela fonctionnait pour le déplacement au clavier étant donné que celui-ci a lieu sur des « rails » mais en utilisant la souris nous ne pouvions pas obtenir la position précise des pixels des formes tournantes.</text:p>
      <text:p text:style-name="P15">Nous avons changé les formes qui était avant simplement des images en objet 2D (rectangle, arc, ellipse) et grâce a l’objet area qui dispose de la méthode intersect <text:span text:style-name="T2">nous pouvions dorénavant facilement déterminer les collisions.</text:span></text:p>
      <text:p text:style-name="P15"/>
      <text:p text:style-name="P12">Utilisation de jlayer pour les musiques. Elles sont toutes libre de droit avec les sources en annexe.</text:p>
      <text:p text:style-name="P12">Les images ont été faites via Gimp. Sauf pour l’image de l’espace qui a sa source en annexe.</text:p>
      <text:p text:style-name="P15"/>
      <text:p text:style-name="P15"/>
      <text:p text:style-name="P8">Extension Stroop</text:p>
      <text:p text:style-name="P30">Extension réalisé par maxime NICOT.</text:p>
      <text:p text:style-name="P16">Concernant les extensions la 1ére est un jeu qui consiste <text:span text:style-name="T3">a</text:span> faire avancer un personnage en haut de l’écran en écrivant les mots qui seront affichés. La subtilité est que ce sont des mots d’une couleur écrit dans une autre couleur. Des boules de feu viennent rajouter de la difficulté.</text:p>
      <text:p text:style-name="P16"/>
      <text:p text:style-name="P8">Extension GuitarHero</text:p>
      <text:p text:style-name="P30">Extension réalisé par maxime NICOT.</text:p>
      <text:p text:style-name="P17">La 2éme extensions est une sobre adaptation du jeu GuitarHero. Le jeu consiste donc a taper la première lettre de la couleur de la barre qui descendra au moment où celle-ci sera sûr la ligne d’arrivée. Vous gagnez a 16 points ou perdez en ratant 5 barres. La vitesse du jeu augmente tout les 4 points.</text:p>
      <text:p text:style-name="P1"/>
      <text:p text:style-name="P31">Extension Color Pong</text:p>
      <text:p text:style-name="P11">(l’extension est un fichier indépendant qui a été mis <text:span text:style-name="T10">en sous dossier dans</text:span> le fichier principal pour les besoins de <text:span text:style-name="T10">l’envoi d’un seul fichier</text:span> via subversion)</text:p>
      <text:p text:style-name="P11"/>
      <text:p text:style-name="P13">Extension réalisé par kevin CANEVAL.</text:p>
      <text:p text:style-name="P9">Le language choisi pour développer le jeu est la JAVA avec la librairie Swing.</text:p>
      <text:p text:style-name="P9">Nous avons faits ce choix notamment par affinité ave le language JAVA et la librairie Swing est plus que suffisante pour la réalisation de cette application.</text:p>
      <text:p text:style-name="P9"/>
      <text:p text:style-name="P9">La structure du code repose sur le modèle MVC.</text:p>
      <text:p text:style-name="P9"/>
      <text:list xml:id="list3482102970" text:style-name="L1">
        <text:list-item>
          <text:p text:style-name="P32">Le package Controleur<text:span text:style-name="T4"> contient la classe "Control" qui fait le lien entre les classes du package Vue et celles du package Modele et gèrent les actions a effectuer en </text:span><text:span text:style-name="T5">lorsqu'un bouton est cliqué ou une touche appuyé.</text:span></text:p>
        </text:list-item>
      </text:list>
      <text:p text:style-name="P3"/>
      <text:list xml:id="list224104128732964" text:continue-numbering="true" text:style-name="L1">
        <text:list-item>
          <text:p text:style-name="P32"><text:soft-page-break/>Le package Vue<text:span text:style-name="T4"> </text:span><text:span text:style-name="T5">contient les classes gérants les differents écrans à afficher (Acceuil, aide et contrôles, jeu, etc...).</text:span></text:p>
        </text:list-item>
      </text:list>
      <text:p text:style-name="P3"/>
      <text:list xml:id="list224104815746188" text:continue-numbering="true" text:style-name="L1">
        <text:list-item>
          <text:p text:style-name="P32">Le package Modele<text:span text:style-name="T4"> </text:span><text:span text:style-name="T5">contient les classes gérant les donnés de jeu </text:span><text:span text:style-name="T6">et la mise a jour dynamique de celles ci</text:span><text:span text:style-name="T5"> (</text:span><text:span text:style-name="T6">Joueur, balle, ia, collision, gestion des couleurs, ect...).</text:span></text:p>
        </text:list-item>
      </text:list>
      <text:p text:style-name="P4"/>
      <text:p text:style-name="P4"/>
      <text:p text:style-name="P10">Améloiration à implémenté <text:span text:style-name="T4">(le18/03/2018)</text:span></text:p>
      <text:p text:style-name="P4"/>
      <text:list xml:id="list3636115819" text:style-name="L2">
        <text:list-item>
          <text:p text:style-name="P33">Affiner les niveaux de difficultés de l'ia</text:p>
        </text:list-item>
        <text:list-item>
          <text:p text:style-name="P33">Ajout d'un jauge d'énergie</text:p>
        </text:list-item>
        <text:list-item>
          <text:p text:style-name="P36"><text:span text:style-name="T7">Ajout de coup spéciaux </text:span><text:span text:style-name="T8">consomment l'énergie :</text:span></text:p>
        </text:list-item>
      </text:list>
      <text:p text:style-name="P28"><text:span text:style-name="T8"><text:tab/>- </text:span><text:span text:style-name="T7">boost de vitesse de la balle </text:span><text:span text:style-name="T8">a son renvoi</text:span></text:p>
      <text:p text:style-name="P28"><text:span text:style-name="T7"><text:tab/></text:span><text:span text:style-name="T8">- passage du joueur en couleur blanche (renvoi la balle peut importe sa couleur)</text:span></text:p>
      <text:p text:style-name="P5"><text:tab/>- ect...</text:p>
      <text:list xml:id="list1406435639" text:style-name="L3">
        <text:list-item>
          <text:p text:style-name="P34">Integration de l'application au projet principale</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0:09:37.031000000</meta:creation-date>
    <dc:date>2018-03-18T22:41:02.307000000</dc:date>
    <meta:editing-duration>PT1H31M45S</meta:editing-duration>
    <meta:editing-cycles>6</meta:editing-cycles>
    <meta:generator>LibreOffice/5.3.7.2$Windows_X86_64 LibreOffice_project/6b8ed514a9f8b44d37a1b96673cbbdd077e24059</meta:generator>
    <meta:document-statistic meta:table-count="0" meta:image-count="0" meta:object-count="0" meta:page-count="3" meta:paragraph-count="47" meta:word-count="825" meta:character-count="4933" meta:non-whitespace-character-count="4142"/>
  </office:meta>
</office:document-meta>
</file>